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0ad8b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50072516" text:style-name="L1">
        <text:list-item>
          <text:p text:style-name="P2">Title: </text:p>
          <text:list>
            <text:list-item>
              <text:p text:style-name="P2">Anki Flashcard Deck - Study Guide - RHCSA </text:p>
            </text:list-item>
          </text:list>
        </text:list-item>
        <text:list-item>
          <text:p text:style-name="P2">Tags: </text:p>
          <text:list>
            <text:list-item>
              <text:p text:style-name="P2">rhcsa linux </text:p>
            </text:list-item>
          </text:list>
        </text:list-item>
        <text:list-item>
          <text:p text:style-name="P2">Description: </text:p>
          <text:list>
            <text:list-item>
              <text:p text:style-name="P1">This Anki flash card deck complements the RHCSA Study Guide that I created <text:span text:style-name="T1">&lt;a href=”</text:span><text:a xlink:type="simple" xlink:href="https://github.com/RexDjere/RHCSA" text:style-name="Internet_20_link" text:visited-style-name="Visited_20_Internet_20_Link">https://github.com/RexDjere/RHCSA</text:a>”<text:span text:style-name="T1">&gt; here.&lt;/a&gt; </text:span>Enjoy!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01:40:16.936768007</meta:creation-date>
    <dc:date>2018-07-17T01:45:27.531743562</dc:date>
    <meta:editing-duration>PT5M13S</meta:editing-duration>
    <meta:editing-cycles>1</meta:editing-cycles>
    <meta:generator>LibreOffice/6.0.5.2$Linux_X86_64 LibreOffice_project/00$Build-2</meta:generator>
    <meta:document-statistic meta:table-count="0" meta:image-count="0" meta:object-count="0" meta:page-count="1" meta:paragraph-count="6" meta:word-count="36" meta:character-count="223" meta:non-whitespace-character-count="193"/>
  </office:meta>
</office:document-meta>
</file>